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1.58cm"/>
    </style:style>
    <style:style style:name="Table1.C" style:family="table-column">
      <style:table-column-properties style:column-width="1.889cm"/>
    </style:style>
    <style:style style:name="Table1.I" style:family="table-column">
      <style:table-column-properties style:column-width="1.901cm"/>
    </style:style>
    <style:style style:name="Table1.A1" style:family="table-cell">
      <style:table-cell-properties fo:padding="0cm" fo:border="none" style:writing-mode="page"/>
    </style:style>
    <style:style style:name="Table1.8" style:family="table-row">
      <style:table-row-properties style:min-row-height="0.667cm"/>
    </style:style>
    <style:style style:name="Table1.9" style:family="table-row">
      <style:table-row-properties style:min-row-height="0.688cm"/>
    </style:style>
    <style:style style:name="Table1.10" style:family="table-row">
      <style:table-row-properties style:min-row-height="0.714cm"/>
    </style:style>
    <style:style style:name="Sequential" style:family="table">
      <style:table-properties style:width="17cm" table:align="margins"/>
    </style:style>
    <style:style style:name="Sequential.A" style:family="table-column">
      <style:table-column-properties style:column-width="8.5cm" style:rel-column-width="32767*"/>
    </style:style>
    <style:style style:name="Sequential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weight="bold" officeooo:rsid="000a7f41" officeooo:paragraph-rsid="000a7f4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weight="bold" officeooo:rsid="000b2b8c" officeooo:paragraph-rsid="000b2b8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"/>
    </style:style>
    <style:style style:name="P5" style:family="paragraph" style:parent-style-name="Table_20_Contents">
      <style:paragraph-properties fo:text-align="center" style:justify-single-word="false"/>
      <style:text-properties officeooo:rsid="000a7f41" officeooo:paragraph-rsid="000a7f41"/>
    </style:style>
    <style:style style:name="P6" style:family="paragraph" style:parent-style-name="Table_20_Contents">
      <style:paragraph-properties fo:text-align="center" style:justify-single-word="false"/>
      <style:text-properties officeooo:rsid="000e203f" officeooo:paragraph-rsid="000e203f"/>
    </style:style>
    <style:style style:name="P7" style:family="paragraph" style:parent-style-name="Table_20_Contents">
      <style:paragraph-properties fo:text-align="center" style:justify-single-word="false"/>
      <style:text-properties officeooo:rsid="000fee13" officeooo:paragraph-rsid="000fee13"/>
    </style:style>
    <style:style style:name="P8" style:family="paragraph" style:parent-style-name="Table_20_Contents">
      <style:paragraph-properties fo:text-align="center" style:justify-single-word="false"/>
      <style:text-properties officeooo:rsid="00104e2d" officeooo:paragraph-rsid="00104e2d"/>
    </style:style>
    <style:style style:name="P9" style:family="paragraph" style:parent-style-name="Text_20_body">
      <style:text-properties style:font-name="Ubuntu" fo:font-size="14pt" style:font-size-asian="12.25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Ubuntu" fo:font-size="14pt" fo:font-weight="bold" officeooo:rsid="000a7f41" officeooo:paragraph-rsid="000a7f41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Ubuntu" fo:font-size="14pt" fo:font-weight="normal" officeooo:rsid="000a7f41" officeooo:paragraph-rsid="000a7f41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Mono"/>
    </style:style>
    <style:style style:name="P13" style:family="paragraph" style:parent-style-name="Text_20_body">
      <style:text-properties officeooo:paragraph-rsid="000b2b8c"/>
    </style:style>
    <style:style style:name="T1" style:family="text">
      <style:text-properties style:font-name="Courier New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0b2b8c"/>
    </style:style>
    <style:style style:name="T4" style:family="text">
      <style:text-properties officeooo:rsid="00104e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MTCS 103 (P) – Parallel Programming</text:p>
      <text:p text:style-name="P11">Labwork 7 Report</text:p>
      <text:p text:style-name="P11">By</text:p>
      <text:p text:style-name="P11">Sai Suraj - <text:span text:style-name="T4">21560</text:span></text:p>
      <text:p text:style-name="Text_20_body"/>
      <text:p text:style-name="P12">Observation Tabulation:</text:p>
      <text:p text:style-name="Text_20_body"><text:span text:style-name="T2">For Parallel Code:</text:span><text:span text:style-name="T1"> </text:span></text:p>
      <text:p text:style-name="Text_20_body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row table:style-name="TableLine94686612557568">
          <table:table-cell table:style-name="Table1.A1" table:number-rows-spanned="2" office:value-type="string">
            <text:p text:style-name="P2">Size of Grid</text:p>
          </table:table-cell>
          <table:table-cell table:style-name="Table1.A1" table:number-columns-spanned="8" office:value-type="string">
            <text:p text:style-name="P2">Number Of Threa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86612557568">
          <table:covered-table-cell/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8</text:p>
          </table:table-cell>
        </table:table-row>
        <table:table-row table:style-name="TableLine94686612557568"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1">6.358e-06</text:p>
          </table:table-cell>
          <table:table-cell table:style-name="Table1.A1" office:value-type="string">
            <text:p text:style-name="P1">0.0001498</text:p>
          </table:table-cell>
          <table:table-cell table:style-name="Table1.A1" office:value-type="string">
            <text:p text:style-name="P1">0.0001198</text:p>
          </table:table-cell>
          <table:table-cell table:style-name="Table1.A1" office:value-type="string">
            <text:p text:style-name="P1">0.0001703</text:p>
          </table:table-cell>
          <table:table-cell table:style-name="Table1.A1" office:value-type="string">
            <text:p text:style-name="P1">0.0003362</text:p>
          </table:table-cell>
          <table:table-cell table:style-name="Table1.A1" office:value-type="string">
            <text:p text:style-name="P1">0.0005761</text:p>
          </table:table-cell>
          <table:table-cell table:style-name="Table1.A1" office:value-type="string">
            <text:p text:style-name="P1">0.0005144</text:p>
          </table:table-cell>
          <table:table-cell table:style-name="Table1.A1" office:value-type="string">
            <text:p text:style-name="P1">0.0005759</text:p>
          </table:table-cell>
        </table:table-row>
        <table:table-row table:style-name="TableLine94686612557568">
          <table:table-cell table:style-name="Table1.A1" office:value-type="string">
            <text:p text:style-name="P5">10^2</text:p>
          </table:table-cell>
          <table:table-cell table:style-name="Table1.A1" office:value-type="string">
            <text:p text:style-name="P1">7.254e-06</text:p>
          </table:table-cell>
          <table:table-cell table:style-name="Table1.A1" office:value-type="string">
            <text:p text:style-name="P1">0.000168</text:p>
          </table:table-cell>
          <table:table-cell table:style-name="Table1.A1" office:value-type="string">
            <text:p text:style-name="P1">0.000119</text:p>
          </table:table-cell>
          <table:table-cell table:style-name="Table1.A1" office:value-type="string">
            <text:p text:style-name="P8">0.000262</text:p>
          </table:table-cell>
          <table:table-cell table:style-name="Table1.A1" office:value-type="string">
            <text:p text:style-name="P8">0.0003633</text:p>
          </table:table-cell>
          <table:table-cell table:style-name="Table1.A1" office:value-type="string">
            <text:p text:style-name="P8">0.0003323</text:p>
          </table:table-cell>
          <table:table-cell table:style-name="Table1.A1" office:value-type="string">
            <text:p text:style-name="P8">0.0003759</text:p>
          </table:table-cell>
          <table:table-cell table:style-name="Table1.A1" office:value-type="string">
            <text:p text:style-name="P1">0.000415</text:p>
          </table:table-cell>
        </table:table-row>
        <table:table-row table:style-name="TableLine94686612557568">
          <table:table-cell table:style-name="Table1.A1" office:value-type="string">
            <text:p text:style-name="P5">10^3</text:p>
          </table:table-cell>
          <table:table-cell table:style-name="Table1.A1" office:value-type="string">
            <text:p text:style-name="P1">1.962e-05</text:p>
          </table:table-cell>
          <table:table-cell table:style-name="Table1.A1" office:value-type="string">
            <text:p text:style-name="P1">0.00018</text:p>
          </table:table-cell>
          <table:table-cell table:style-name="Table1.A1" office:value-type="string">
            <text:p text:style-name="P1">0.0002391</text:p>
          </table:table-cell>
          <table:table-cell table:style-name="Table1.A1" office:value-type="string">
            <text:p text:style-name="P1">0.0004586</text:p>
          </table:table-cell>
          <table:table-cell table:style-name="Table1.A1" office:value-type="string">
            <text:p text:style-name="P1">0.0003008</text:p>
          </table:table-cell>
          <table:table-cell table:style-name="Table1.A1" office:value-type="string">
            <text:p text:style-name="P1">0.0002045</text:p>
          </table:table-cell>
          <table:table-cell table:style-name="Table1.A1" office:value-type="string">
            <text:p text:style-name="P1">0.0006037</text:p>
          </table:table-cell>
          <table:table-cell table:style-name="Table1.A1" office:value-type="string">
            <text:p text:style-name="P1">0.0004432</text:p>
          </table:table-cell>
        </table:table-row>
        <table:table-row table:style-name="TableLine94686612557568">
          <table:table-cell table:style-name="Table1.A1" office:value-type="string">
            <text:p text:style-name="P5">10^4</text:p>
          </table:table-cell>
          <table:table-cell table:style-name="Table1.A1" office:value-type="string">
            <text:p text:style-name="P8">0.0001657</text:p>
          </table:table-cell>
          <table:table-cell table:style-name="Table1.A1" office:value-type="string">
            <text:p text:style-name="P1">0.0003926</text:p>
          </table:table-cell>
          <table:table-cell table:style-name="Table1.A1" office:value-type="string">
            <text:p text:style-name="P1">0.0002668</text:p>
          </table:table-cell>
          <table:table-cell table:style-name="Table1.A1" office:value-type="string">
            <text:p text:style-name="P8">0.0003601</text:p>
          </table:table-cell>
          <table:table-cell table:style-name="Table1.A1" office:value-type="string">
            <text:p text:style-name="P8">0.0004062</text:p>
          </table:table-cell>
          <table:table-cell table:style-name="Table1.A1" office:value-type="string">
            <text:p text:style-name="P8">0.0004047</text:p>
          </table:table-cell>
          <table:table-cell table:style-name="Table1.A1" office:value-type="string">
            <text:p text:style-name="P8">0.0006487</text:p>
          </table:table-cell>
          <table:table-cell table:style-name="Table1.A1" office:value-type="string">
            <text:p text:style-name="P1">0.0007004</text:p>
          </table:table-cell>
        </table:table-row>
        <table:table-row table:style-name="TableLine94686612557568">
          <table:table-cell table:style-name="Table1.A1" office:value-type="string">
            <text:p text:style-name="P5">10^5</text:p>
          </table:table-cell>
          <table:table-cell table:style-name="Table1.A1" office:value-type="string">
            <text:p text:style-name="P8">0.001434</text:p>
          </table:table-cell>
          <table:table-cell table:style-name="Table1.A1" office:value-type="string">
            <text:p text:style-name="P8">0.001811</text:p>
          </table:table-cell>
          <table:table-cell table:style-name="Table1.A1" office:value-type="string">
            <text:p text:style-name="P8">0.001385</text:p>
          </table:table-cell>
          <table:table-cell table:style-name="Table1.A1" office:value-type="string">
            <text:p text:style-name="P8">0.001441</text:p>
          </table:table-cell>
          <table:table-cell table:style-name="Table1.A1" office:value-type="string">
            <text:p text:style-name="P8">0.001676</text:p>
          </table:table-cell>
          <table:table-cell table:style-name="Table1.A1" office:value-type="string">
            <text:p text:style-name="P8">0.0009048</text:p>
          </table:table-cell>
          <table:table-cell table:style-name="Table1.A1" office:value-type="string">
            <text:p text:style-name="P8">0.001679</text:p>
          </table:table-cell>
          <table:table-cell table:style-name="Table1.A1" office:value-type="string">
            <text:p text:style-name="P1">0.0009162</text:p>
          </table:table-cell>
        </table:table-row>
        <table:table-row table:style-name="Table1.8">
          <table:table-cell table:style-name="Table1.A1" office:value-type="string">
            <text:p text:style-name="P5">10^6</text:p>
          </table:table-cell>
          <table:table-cell table:style-name="Table1.A1" office:value-type="string">
            <text:p text:style-name="P7">0.01423</text:p>
          </table:table-cell>
          <table:table-cell table:style-name="Table1.A1" office:value-type="string">
            <text:p text:style-name="P8">0.01197</text:p>
          </table:table-cell>
          <table:table-cell table:style-name="Table1.A1" office:value-type="string">
            <text:p text:style-name="P8">0.005648</text:p>
          </table:table-cell>
          <table:table-cell table:style-name="Table1.A1" office:value-type="string">
            <text:p text:style-name="P8">0.007499</text:p>
          </table:table-cell>
          <table:table-cell table:style-name="Table1.A1" office:value-type="string">
            <text:p text:style-name="P8">0.004863</text:p>
          </table:table-cell>
          <table:table-cell table:style-name="Table1.A1" office:value-type="string">
            <text:p text:style-name="P8">0.004869</text:p>
          </table:table-cell>
          <table:table-cell table:style-name="Table1.A1" office:value-type="string">
            <text:p text:style-name="P8">0.006579</text:p>
          </table:table-cell>
          <table:table-cell table:style-name="Table1.A1" office:value-type="string">
            <text:p text:style-name="P1">0.005095</text:p>
          </table:table-cell>
        </table:table-row>
        <table:table-row table:style-name="Table1.9">
          <table:table-cell table:style-name="Table1.A1" office:value-type="string">
            <text:p text:style-name="P5">10^7</text:p>
          </table:table-cell>
          <table:table-cell table:style-name="Table1.A1" office:value-type="string">
            <text:p text:style-name="P7">0.06906</text:p>
          </table:table-cell>
          <table:table-cell table:style-name="Table1.A1" office:value-type="string">
            <text:p text:style-name="P7">0.05857</text:p>
          </table:table-cell>
          <table:table-cell table:style-name="Table1.A1" office:value-type="string">
            <text:p text:style-name="P7">0.1027</text:p>
          </table:table-cell>
          <table:table-cell table:style-name="Table1.A1" office:value-type="string">
            <text:p text:style-name="P7">0.05667</text:p>
          </table:table-cell>
          <table:table-cell table:style-name="Table1.A1" office:value-type="string">
            <text:p text:style-name="P7">0.0895</text:p>
          </table:table-cell>
          <table:table-cell table:style-name="Table1.A1" office:value-type="string">
            <text:p text:style-name="P7">0.08222</text:p>
          </table:table-cell>
          <table:table-cell table:style-name="Table1.A1" office:value-type="string">
            <text:p text:style-name="P7">0.0547</text:p>
          </table:table-cell>
          <table:table-cell table:style-name="Table1.A1" office:value-type="string">
            <text:p text:style-name="P1">0.04496</text:p>
          </table:table-cell>
        </table:table-row>
        <table:table-row table:style-name="Table1.10">
          <table:table-cell table:style-name="Table1.A1" office:value-type="string">
            <text:p text:style-name="P5">10^8</text:p>
          </table:table-cell>
          <table:table-cell table:style-name="Table1.A1" office:value-type="string">
            <text:p text:style-name="P1">0.6293</text:p>
          </table:table-cell>
          <table:table-cell table:style-name="Table1.A1" office:value-type="string">
            <text:p text:style-name="P1">0.9858</text:p>
          </table:table-cell>
          <table:table-cell table:style-name="Table1.A1" office:value-type="string">
            <text:p text:style-name="P7">0.6662</text:p>
          </table:table-cell>
          <table:table-cell table:style-name="Table1.A1" office:value-type="string">
            <text:p text:style-name="P7">0.6364</text:p>
          </table:table-cell>
          <table:table-cell table:style-name="Table1.A1" office:value-type="string">
            <text:p text:style-name="P7">0.9273</text:p>
          </table:table-cell>
          <table:table-cell table:style-name="Table1.A1" office:value-type="string">
            <text:p text:style-name="P7">0.4353</text:p>
          </table:table-cell>
          <table:table-cell table:style-name="Table1.A1" office:value-type="string">
            <text:p text:style-name="P7">0.5825</text:p>
          </table:table-cell>
          <table:table-cell table:style-name="Table1.A1" office:value-type="string">
            <text:p text:style-name="P1">0.6064</text:p>
          </table:table-cell>
        </table:table-row>
        <table:table-row table:style-name="Table1.9">
          <table:table-cell table:style-name="Table1.A1" office:value-type="string">
            <text:p text:style-name="P5">10^9</text:p>
          </table:table-cell>
          <table:table-cell table:style-name="Table1.A1" office:value-type="string">
            <text:p text:style-name="P6">8.155</text:p>
          </table:table-cell>
          <table:table-cell table:style-name="Table1.A1" office:value-type="string">
            <text:p text:style-name="P1">7.446</text:p>
          </table:table-cell>
          <table:table-cell table:style-name="Table1.A1" office:value-type="string">
            <text:p text:style-name="P1">5.736</text:p>
          </table:table-cell>
          <table:table-cell table:style-name="Table1.A1" office:value-type="string">
            <text:p text:style-name="P1">5.928</text:p>
          </table:table-cell>
          <table:table-cell table:style-name="Table1.A1" office:value-type="string">
            <text:p text:style-name="P1">6.464</text:p>
          </table:table-cell>
          <table:table-cell table:style-name="Table1.A1" office:value-type="string">
            <text:p text:style-name="P1">6.906</text:p>
          </table:table-cell>
          <table:table-cell table:style-name="Table1.A1" office:value-type="string">
            <text:p text:style-name="P1">5.592</text:p>
          </table:table-cell>
          <table:table-cell table:style-name="Table1.A1" office:value-type="string">
            <text:p text:style-name="P1">5.742</text:p>
          </table:table-cell>
        </table:table-row>
      </table:table>
      <text:p text:style-name="Standard"/>
      <text:p text:style-name="Standard"/>
      <text:p text:style-name="Standard"/>
      <text:p text:style-name="P13"><text:span text:style-name="T2">For </text:span><text:span text:style-name="T3">Sequential</text:span><text:span text:style-name="T2"> Code:</text:span><text:span text:style-name="T1"> </text:span></text:p>
      <table:table table:name="Sequential" table:style-name="Sequential">
        <table:table-column table:style-name="Sequential.A" table:number-columns-repeated="2"/>
        <table:table-row table:style-name="TableLine94686616340832">
          <table:table-cell table:style-name="Sequential.A1" office:value-type="string">
            <text:p text:style-name="P3">N/T</text:p>
          </table:table-cell>
          <table:table-cell table:style-name="Sequential.A1" office:value-type="string">
            <text:p text:style-name="P3">Time(s)</text:p>
          </table:table-cell>
        </table:table-row>
        <table:table-row table:style-name="TableLine94686616340832">
          <table:table-cell table:style-name="Sequential.A1" office:value-type="string">
            <text:p text:style-name="P5">10</text:p>
          </table:table-cell>
          <table:table-cell table:style-name="Sequential.A1" office:value-type="string">
            <text:p text:style-name="P4">0.000002</text:p>
          </table:table-cell>
        </table:table-row>
        <table:table-row table:style-name="TableLine94686616340832">
          <table:table-cell table:style-name="Sequential.A1" office:value-type="string">
            <text:p text:style-name="P5">10^2</text:p>
          </table:table-cell>
          <table:table-cell table:style-name="Sequential.A1" office:value-type="string">
            <text:p text:style-name="P4">0.000004</text:p>
          </table:table-cell>
        </table:table-row>
        <table:table-row table:style-name="TableLine94686616340832">
          <table:table-cell table:style-name="Sequential.A1" office:value-type="string">
            <text:p text:style-name="P5">10^3</text:p>
          </table:table-cell>
          <table:table-cell table:style-name="Sequential.A1" office:value-type="string">
            <text:p text:style-name="P4">0.000016</text:p>
          </table:table-cell>
        </table:table-row>
        <table:table-row table:style-name="TableLine94686616340832">
          <table:table-cell table:style-name="Sequential.A1" office:value-type="string">
            <text:p text:style-name="P5">10^4</text:p>
          </table:table-cell>
          <table:table-cell table:style-name="Sequential.A1" office:value-type="string">
            <text:p text:style-name="P4">0.000136</text:p>
          </table:table-cell>
        </table:table-row>
        <table:table-row table:style-name="TableLine94686616340832">
          <table:table-cell table:style-name="Sequential.A1" office:value-type="string">
            <text:p text:style-name="P5">10^5</text:p>
          </table:table-cell>
          <table:table-cell table:style-name="Sequential.A1" office:value-type="string">
            <text:p text:style-name="P4">0.001373</text:p>
          </table:table-cell>
        </table:table-row>
        <table:table-row table:style-name="TableLine94686616340832">
          <table:table-cell table:style-name="Sequential.A1" office:value-type="string">
            <text:p text:style-name="P5">10^6</text:p>
          </table:table-cell>
          <table:table-cell table:style-name="Sequential.A1" office:value-type="string">
            <text:p text:style-name="P4">0.013926</text:p>
          </table:table-cell>
        </table:table-row>
        <table:table-row table:style-name="TableLine94686616340832">
          <table:table-cell table:style-name="Sequential.A1" office:value-type="string">
            <text:p text:style-name="P5">10^7</text:p>
          </table:table-cell>
          <table:table-cell table:style-name="Sequential.A1" office:value-type="string">
            <text:p text:style-name="P4">0.069251</text:p>
          </table:table-cell>
        </table:table-row>
        <table:table-row table:style-name="TableLine94686616340832">
          <table:table-cell table:style-name="Sequential.A1" office:value-type="string">
            <text:p text:style-name="P5">10^8</text:p>
          </table:table-cell>
          <table:table-cell table:style-name="Sequential.A1" office:value-type="string">
            <text:p text:style-name="P4">0.625377</text:p>
          </table:table-cell>
        </table:table-row>
        <table:table-row table:style-name="TableLine94686616340832">
          <table:table-cell table:style-name="Sequential.A1" office:value-type="string">
            <text:p text:style-name="P5">10^9</text:p>
          </table:table-cell>
          <table:table-cell table:style-name="Sequential.A1" office:value-type="string">
            <text:p text:style-name="P4">8.946999</text:p>
          </table:table-cell>
        </table:table-row>
      </table:table>
      <text:p text:style-name="P1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20:50:03.553722451</meta:creation-date>
    <dc:date>2021-09-16T22:12:45.637483626</dc:date>
    <meta:editing-duration>PT19S</meta:editing-duration>
    <meta:editing-cycles>1</meta:editing-cycles>
    <meta:document-statistic meta:table-count="2" meta:image-count="0" meta:object-count="0" meta:page-count="1" meta:paragraph-count="118" meta:word-count="136" meta:character-count="871" meta:non-whitespace-character-count="850"/>
    <meta:generator>LibreOffice/6.4.7.2$Linux_X86_64 LibreOffice_project/40$Build-2</meta:generator>
  </office:meta>
</office:document-meta>
</file>